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margin-top="0in" fo:margin-bottom="0.1665in" loext:contextual-spacing="false" fo:line-height="114%" fo:padding="0in" fo:border="none"/>
    </style:style>
    <style:style style:name="P2" style:family="paragraph" style:parent-style-name="Standard" style:list-style-name="WWNum1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3" style:family="paragraph" style:parent-style-name="Standard" style:list-style-name="WWNum1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4" style:family="paragraph" style:parent-style-name="Standard" style:list-style-name="WWNum2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5" style:family="paragraph" style:parent-style-name="Standard" style:list-style-name="WWNum2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6" style:family="paragraph" style:parent-style-name="Standard" style:list-style-name="WWNum3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7" style:family="paragraph" style:parent-style-name="Standard" style:list-style-name="WWNum4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8" style:family="paragraph" style:parent-style-name="Standard" style:list-style-name="WWNum4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9" style:family="paragraph" style:parent-style-name="Standard" style:list-style-name="WWNum5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0" style:family="paragraph" style:parent-style-name="Standard" style:list-style-name="WWNum5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1" style:family="paragraph" style:parent-style-name="Standard" style:list-style-name="WWNum1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12" style:family="paragraph" style:parent-style-name="Standard" style:list-style-name="WWNum2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13" style:family="paragraph" style:parent-style-name="Standard" style:list-style-name="WWNum3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14" style:family="paragraph" style:parent-style-name="Standard" style:list-style-name="WWNum4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15" style:family="paragraph" style:parent-style-name="Standard" style:list-style-name="WWNum5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16" style:family="paragraph" style:parent-style-name="Standard">
      <style:paragraph-properties fo:margin-top="0in" fo:margin-bottom="0.0835in" loext:contextual-spacing="false" fo:line-height="114%" fo:padding="0in" fo:border="none"/>
    </style:style>
    <style:style style:name="P17" style:family="paragraph" style:parent-style-name="Standard" style:list-style-name="WWNum6">
      <style:paragraph-properties fo:margin-left="0.3335in" fo:margin-right="0in" fo:margin-top="0in" fo:margin-bottom="0in" loext:contextual-spacing="false" fo:line-height="114%" fo:text-indent="-0.25in" style:auto-text-indent="false" fo:padding="0in" fo:border="none"/>
    </style:style>
    <style:style style:name="P18" style:family="paragraph" style:parent-style-name="Standard" style:list-style-name="WWNum6">
      <style:paragraph-properties fo:margin-left="0.3335in" fo:margin-right="0in" fo:margin-top="0in" fo:margin-bottom="0in" loext:contextual-spacing="false" fo:line-height="114%" fo:text-indent="-0.25in" style:auto-text-indent="false" fo:padding="0in" fo:border="none"/>
    </style:style>
    <style:style style:name="P19" style:family="paragraph" style:parent-style-name="Standard" style:list-style-name="WWNum9">
      <style:paragraph-properties fo:margin-left="0.3335in" fo:margin-right="0in" fo:margin-top="0in" fo:margin-bottom="0in" loext:contextual-spacing="false" fo:line-height="114%" fo:text-indent="-0.25in" style:auto-text-indent="false" fo:padding="0in" fo:border="none"/>
    </style:style>
    <style:style style:name="P20" style:family="paragraph" style:parent-style-name="Standard" style:list-style-name="WWNum9">
      <style:paragraph-properties fo:margin-left="0.3335in" fo:margin-right="0in" fo:margin-top="0in" fo:margin-bottom="0in" loext:contextual-spacing="false" fo:line-height="114%" fo:text-indent="-0.25in" style:auto-text-indent="false" fo:padding="0in" fo:border="none"/>
    </style:style>
    <style:style style:name="P21" style:family="paragraph" style:parent-style-name="Standard" style:list-style-name="WWNum7">
      <style:paragraph-properties fo:margin-left="0.6146in" fo:margin-right="0in" fo:margin-top="0in" fo:margin-bottom="0in" loext:contextual-spacing="false" fo:line-height="114%" fo:text-indent="-0.25in" style:auto-text-indent="false" fo:padding="0in" fo:border="none"/>
    </style:style>
    <style:style style:name="P22" style:family="paragraph" style:parent-style-name="Standard" style:list-style-name="WWNum7">
      <style:paragraph-properties fo:margin-left="0.6146in" fo:margin-right="0in" fo:margin-top="0in" fo:margin-bottom="0in" loext:contextual-spacing="false" fo:line-height="114%" fo:text-indent="-0.25in" style:auto-text-indent="false" fo:padding="0in" fo:border="none"/>
    </style:style>
    <style:style style:name="P23" style:family="paragraph" style:parent-style-name="Standard" style:list-style-name="WWNum8">
      <style:paragraph-properties fo:margin-left="0.6146in" fo:margin-right="0in" fo:margin-top="0in" fo:margin-bottom="0in" loext:contextual-spacing="false" fo:line-height="114%" fo:text-indent="-0.25in" style:auto-text-indent="false" fo:padding="0in" fo:border="none"/>
    </style:style>
    <style:style style:name="P24" style:family="paragraph" style:parent-style-name="Standard" style:list-style-name="WWNum8">
      <style:paragraph-properties fo:margin-left="0.6146in" fo:margin-right="0in" fo:margin-top="0in" fo:margin-bottom="0in" loext:contextual-spacing="false" fo:line-height="114%" fo:text-indent="-0.25in" style:auto-text-indent="false" fo:padding="0in" fo:border="none"/>
    </style:style>
    <style:style style:name="P25" style:family="paragraph" style:parent-style-name="Standard" style:list-style-name="WWNum10">
      <style:paragraph-properties fo:margin-left="0.6146in" fo:margin-right="0in" fo:margin-top="0in" fo:margin-bottom="0in" loext:contextual-spacing="false" fo:line-height="114%" fo:text-indent="-0.25in" style:auto-text-indent="false" fo:padding="0in" fo:border="none"/>
    </style:style>
    <style:style style:name="P26" style:family="paragraph" style:parent-style-name="Standard" style:list-style-name="WWNum8">
      <style:paragraph-properties fo:margin-left="0.6146in" fo:margin-right="0in" fo:margin-top="0in" fo:margin-bottom="0.0835in" loext:contextual-spacing="false" fo:line-height="114%" fo:text-indent="-0.25in" style:auto-text-indent="false" fo:padding="0in" fo:border="none"/>
    </style:style>
    <style:style style:name="P27" style:family="paragraph" style:parent-style-name="Standard" style:list-style-name="WWNum10">
      <style:paragraph-properties fo:margin-left="0.6146in" fo:margin-right="0in" fo:margin-top="0in" fo:margin-bottom="0.0835in" loext:contextual-spacing="false" fo:line-height="114%" fo:text-indent="-0.25in" style:auto-text-indent="false" fo:padding="0in" fo:border="none"/>
    </style:style>
    <style:style style:name="P28" style:family="paragraph" style:parent-style-name="Standard">
      <style:paragraph-properties fo:margin-top="0.0835in" fo:margin-bottom="0.1665in" loext:contextual-spacing="false" fo:line-height="114%" fo:padding="0in" fo:border="none"/>
    </style:style>
    <style:style style:name="P29" style:family="paragraph" style:parent-style-name="Heading_20_2">
      <style:paragraph-properties fo:margin-top="0in" fo:margin-bottom="0.0835in" loext:contextual-spacing="false" fo:line-height="114%" fo:padding="0in" fo:border="none"/>
    </style:style>
    <style:style style:name="P30" style:family="paragraph" style:parent-style-name="Heading_20_2">
      <style:paragraph-properties fo:margin-top="0.0835in" fo:margin-bottom="0.0835in" loext:contextual-spacing="false" fo:line-height="114%" fo:padding="0in" fo:border="none"/>
    </style:style>
    <style:style style:name="P31" style:family="paragraph" style:parent-style-name="Heading_20_1" style:master-page-name="Standard">
      <style:paragraph-properties fo:margin-top="0.0835in" fo:margin-bottom="0.0835in" loext:contextual-spacing="false" fo:line-height="114%" style:page-number="1" fo:padding="0in" fo:border="none"/>
    </style:style>
    <style:style style:name="P32" style:family="paragraph" style:parent-style-name="Heading_20_3">
      <style:paragraph-properties fo:margin-top="0in" fo:margin-bottom="0.0835in" loext:contextual-spacing="false" fo:line-height="114%" fo:padding="0in" fo:border="none"/>
    </style:style>
    <style:style style:name="P33" style:family="paragraph" style:parent-style-name="Heading_20_3">
      <style:paragraph-properties fo:margin-top="0.1665in" fo:margin-bottom="0.0835in" loext:contextual-spacing="false" fo:line-height="114%" fo:padding="0in" fo:border="none"/>
    </style:style>
    <style:style style:name="P34" style:family="paragraph">
      <loext:graphic-properties draw:fill="solid" draw:fill-color="#a0a0a0"/>
      <style:paragraph-properties fo:text-align="center"/>
    </style:style>
    <style:style style:name="T1" style:family="text">
      <style:text-properties fo:color="#1f1f1f" style:font-name="Google Sans" style:font-name-asian="Google Sans1" style:font-name-complex="Google Sans1"/>
    </style:style>
    <style:style style:name="T2" style:family="text">
      <style:text-properties fo:color="#1f1f1f" style:font-name="Google Sans Text" style:font-name-asian="Google Sans Text1" style:font-name-complex="Google Sans Text1"/>
    </style:style>
    <style:style style:name="T3" style:family="text">
      <style:text-properties fo:color="#1f1f1f" style:font-name="Google Sans Text" fo:font-weight="bold" style:font-name-asian="Google Sans Text1" style:font-weight-asian="bold" style:font-name-complex="Google Sans Text1" style:font-weight-complex="bold"/>
    </style:style>
    <style:style style:name="T4" style:family="text">
      <style:text-properties fo:color="#1f1f1f" style:font-name="Google Sans Text" fo:font-style="italic" style:font-name-asian="Google Sans Text1" style:font-style-asian="italic" style:font-name-complex="Google Sans Text1" style:font-style-complex="italic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083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1">Aufgabenstellung: Praxis-Vergleich von Python Webframeworks (Flask vs. Django)</text:span></text:p>
      <text:p text:style-name="P29"><text:span text:style-name="T1">Ziel der Übung</text:span></text:p>
      <text:p text:style-name="P1"><text:span text:style-name="T2">Sie sollen die grundlegenden Unterschiede zwischen einem </text:span><text:span text:style-name="T3">Micro-Framework (Flask)</text:span><text:span text:style-name="T2"> und einem </text:span><text:span text:style-name="T3">Full-Stack-Framework (Django)</text:span><text:span text:style-name="T2"> praktisch erfahren. Ziel ist es, in beiden Frameworks eine funktionierende "Hello World"-Anwendung sowie eine einfache "Persönliche Webseite" zu implementieren und die unterschiedlichen Projektstrukturen zu verstehen.</text:span></text:p>
      <text:p text:style-name="P29"><text:span text:style-name="T1">Voraussetzungen</text:span></text:p>
      <text:list xml:id="list2754131245" text:style-name="WWNum1">
        <text:list-item>
          <text:p text:style-name="P2"><text:span text:style-name="T2">Python ist auf Ihrem Rechner installiert.</text:span></text:p>
        </text:list-item>
        <text:list-item>
          <text:p text:style-name="P2"><text:span text:style-name="T2">Ein Code-Editor (z. B. VS Code, PyCharm) ist verfügbar.</text:span></text:p>
        </text:list-item>
        <text:list-item>
          <text:p text:style-name="P11"><text:span text:style-name="T2">Grundlegende Kenntnisse im Umgang mit dem Terminal/der Kommandozeile.</text:span></text:p>
        </text:list-item>
      </text:list>
      <text:p text:style-name="P30"><draw:rect text:anchor-type="as-char" style:rel-width="100%" draw:z-index="0" draw:style-name="gr1" draw:text-style-name="P34" svg:width="0.0012in" svg:height="0.0213in"><text:p/></draw:rect><text:span text:style-name="T1">Teil 1: Das Flask-Projekt (Micro-Framework)</text:span></text:p>
      <text:p text:style-name="P1"><text:span text:style-name="T2">*Basierend auf den Unterlagen "Flask vs. Django im Jahr 2025" *</text:span></text:p>
      <text:p text:style-name="P1"><text:span text:style-name="T2">Flask ist minimalistisch und erfordert nur wenige Zeilen Code für den Start.</text:span></text:p>
      <text:p text:style-name="P32"><text:span text:style-name="T1">1. Setup</text:span></text:p>
      <text:p text:style-name="P16"><text:span text:style-name="T2">Erstellen Sie ein neues Verzeichnis für das Flask-Projekt und richten Sie eine virtuelle Umgebung ein:</text:span></text:p>
      <text:list xml:id="list3286341012" text:style-name="WWNum2">
        <text:list-item>
          <text:p text:style-name="P4"><text:span text:style-name="T2">Erstellen Sie eine virtuelle Umgebung (venv).</text:span></text:p>
        </text:list-item>
        <text:list-item>
          <text:p text:style-name="P4"><text:span text:style-name="T2">Aktivieren Sie die Umgebung.</text:span></text:p>
        </text:list-item>
        <text:list-item>
          <text:p text:style-name="P12"><text:span text:style-name="T2">Installieren Sie Flask (pip install flask).</text:span></text:p>
        </text:list-item>
      </text:list>
      <text:p text:style-name="P33"><text:span text:style-name="T1">2. "Hello World" Implementierung</text:span></text:p>
      <text:p text:style-name="P16"><text:span text:style-name="T2">Erstellen Sie eine Datei app.py (oder hello.py). Implementieren Sie eine minimale Applikation, die beim Aufruf der Startseite (Route /) den Text </text:span><text:span text:style-name="T3">"Hello, World!"</text:span><text:span text:style-name="T2"> im Browser ausgibt.</text:span></text:p>
      <text:list xml:id="list515926721" text:style-name="WWNum3">
        <text:list-item>
          <text:p text:style-name="P6"><text:span text:style-name="T2">Der Code sollte ca. 5 Zeilen umfassen .</text:span></text:p>
        </text:list-item>
        <text:list-item>
          <text:p text:style-name="P13"><text:span text:style-name="T2">Starten Sie den Server (flask run) und testen Sie die Ausgabe unter http://127.0.0.1:5000.</text:span></text:p>
        </text:list-item>
      </text:list>
      <text:p text:style-name="P33"><text:span text:style-name="T1">3. Erweiterung: "Persönliche Webseite"</text:span></text:p>
      <text:p text:style-name="P16"><text:span text:style-name="T2">Erweitern Sie Ihre app.py, um Templates zu nutzen :</text:span></text:p>
      <text:list xml:id="list2510118169" text:style-name="WWNum4">
        <text:list-item>
          <text:p text:style-name="P7"><text:span text:style-name="T2">Erstellen Sie ein Verzeichnis templates.</text:span></text:p>
        </text:list-item>
        <text:list-item>
          <text:p text:style-name="P7"><text:span text:style-name="T2">Legen Sie zwei HTML-Dateien an: home.html und about.html.</text:span></text:p>
        </text:list-item>
        <text:list-item>
          <text:p text:style-name="P7"><text:span text:style-name="T2">Implementieren Sie eine Navigation zwischen den beiden Seiten mittels {{ url_for(...) }} .</text:span></text:p>
        </text:list-item>
        <text:list-item>
          <text:p text:style-name="P14"><text:span text:style-name="T2">Die Startseite soll "Welcome to My Website" anzeigen, die About-Seite "This is my personal website".</text:span></text:p>
        </text:list-item>
      </text:list>
      <text:p text:style-name="P30"><text:soft-page-break/><draw:rect text:anchor-type="as-char" style:rel-width="100%" draw:z-index="1" draw:style-name="gr1" draw:text-style-name="P34" svg:width="0.0012in" svg:height="0.0213in"><text:p/></draw:rect><text:span text:style-name="T1">Teil 2: Das Django-Projekt (Full-Stack-Framework)</text:span></text:p>
      <text:p text:style-name="P1"><text:span text:style-name="T2">*Basierend auf den Unterlagen "Flask vs. Django im Jahr 2025" *</text:span></text:p>
      <text:p text:style-name="P1"><text:span text:style-name="T2">Django bringt eine feste Struktur und viele integrierte Tools mit ("Batteries Included").</text:span></text:p>
      <text:p text:style-name="P32"><text:span text:style-name="T1">1. Setup &amp; "Hello World" (Single File Ansatz)</text:span></text:p>
      <text:p text:style-name="P16"><text:span text:style-name="T2">Um den Unterschied zu Flask direkt zu sehen, erstellen Sie zunächst eine Django "Hello World" App in nur einer Datei (analog zum Tutorial):</text:span></text:p>
      <text:list xml:id="list1913371620" text:style-name="WWNum5">
        <text:list-item>
          <text:p text:style-name="P9"><text:span text:style-name="T2">Installieren Sie Django in einer neuen virtuellen Umgebung.</text:span></text:p>
        </text:list-item>
        <text:list-item>
          <text:p text:style-name="P9"><text:span text:style-name="T2">Erstellen Sie eine Datei hello_django.py.</text:span></text:p>
        </text:list-item>
        <text:list-item>
          <text:p text:style-name="P9"><text:span text:style-name="T2">Konfigurieren Sie die Settings, URLs und den View in dieser einen Datei .</text:span></text:p>
        </text:list-item>
        <text:list-item>
          <text:p text:style-name="P15"><text:span text:style-name="T2">Starten Sie den Server mit python hello_django.py runserver und prüfen Sie http://127.0.0.1:8000.</text:span></text:p>
        </text:list-item>
      </text:list>
      <text:p text:style-name="P33"><text:span text:style-name="T1">2. Standard-Projektstruktur: "Persönliche Webseite"</text:span></text:p>
      <text:p text:style-name="P16"><text:span text:style-name="T2">Nun setzen Sie ein "echtes" Django-Projekt auf, wie es in der Praxis üblich ist :</text:span></text:p>
      <text:list xml:id="list2401207135" text:style-name="WWNum6">
        <text:list-item>
          <text:p text:style-name="P17"><text:span text:style-name="T3">Projekt starten:</text:span><text:span text:style-name="T2"> Nutzen Sie django-admin startproject django_project.</text:span></text:p>
        </text:list-item>
        <text:list-item>
          <text:p text:style-name="P17"><text:span text:style-name="T3">App erstellen:</text:span><text:span text:style-name="T2"> Erstellen Sie eine App namens pages (python manage.py startapp pages).</text:span></text:p>
        </text:list-item>
        <text:list-item>
          <text:p text:style-name="P17"><text:span text:style-name="T3">Registrierung:</text:span><text:span text:style-name="T2"> Fügen Sie die App in settings.py unter INSTALLED_APPS hinzu.</text:span></text:p>
        </text:list-item>
        <text:list-item>
          <text:p text:style-name="P17"><text:span text:style-name="T3">Routing:</text:span></text:p>
        </text:list-item>
      </text:list>
      <text:list xml:id="list2400975372" text:style-name="WWNum7">
        <text:list-item>
          <text:list>
            <text:list-item>
              <text:p text:style-name="P21"><text:span text:style-name="T2">Inbinden der App-URLs in der Haupt-urls.py mittels include.</text:span></text:p>
            </text:list-item>
            <text:list-item>
              <text:p text:style-name="P21"><text:span text:style-name="T2">Erstellen der urls.py in der pages-App.</text:span></text:p>
            </text:list-item>
          </text:list>
        </text:list-item>
      </text:list>
      <text:list xml:id="list113511438588109" text:continue-list="list2401207135" text:style-name="WWNum6">
        <text:list-item>
          <text:p text:style-name="P17"><text:span text:style-name="T3">Views &amp; Templates:</text:span></text:p>
        </text:list-item>
      </text:list>
      <text:list xml:id="list404458314" text:style-name="WWNum8">
        <text:list-item>
          <text:list>
            <text:list-item>
              <text:p text:style-name="P23"><text:span text:style-name="T2">Erstellen Sie Views für home und about in views.py.</text:span></text:p>
            </text:list-item>
            <text:list-item>
              <text:p text:style-name="P23"><text:span text:style-name="T2">Legen Sie die Templates in der korrekten Struktur an: pages/templates/pages/home.html (beachten Sie die verschachtelte Ordnerstruktur, die Django empfiehlt ).</text:span></text:p>
            </text:list-item>
            <text:list-item>
              <text:p text:style-name="P26"><text:span text:style-name="T2">Verwenden Sie Template-Tags {% url '...' %} für die Verlinkung.</text:span></text:p>
            </text:list-item>
          </text:list>
        </text:list-item>
      </text:list>
      <text:p text:style-name="P30"><draw:rect text:anchor-type="as-char" style:rel-width="100%" draw:z-index="2" draw:style-name="gr1" draw:text-style-name="P34" svg:width="0.0012in" svg:height="0.0213in"><text:p/></draw:rect><text:span text:style-name="T1">Teil 3: Abgabe </text:span></text:p>
      <text:p text:style-name="P1"><text:span text:style-name="T2">Bereiten Sie sich darauf vor, Ihre Ergebnisse im Unterricht kurz herzuzeigen.</text:span></text:p>
      <text:p text:style-name="P16"><text:span text:style-name="T3">Anforderungen:</text:span></text:p>
      <text:list xml:id="list466247223" text:style-name="WWNum9">
        <text:list-item>
          <text:p text:style-name="P19"><text:span text:style-name="T3">Live-Demo:</text:span><text:span text:style-name="T2"> Zeigen Sie beide Projekte (Flask und Django) lauffähig im Browser. Demonstrieren Sie, dass die Links zwischen "Home" und "About" funktionieren.</text:span></text:p>
        </text:list-item>
        <text:list-item>
          <text:p text:style-name="P19"><text:span text:style-name="T3">Code-Vergleich:</text:span><text:span text:style-name="T2"> Öffnen Sie Ihre Projektordner und erklären Sie kurz den Unterschied in der Dateistruktur.</text:span></text:p>
        </text:list-item>
      </text:list>
      <text:list xml:id="list708337804" text:style-name="WWNum10">
        <text:list-item>
          <text:list>
            <text:list-item>
              <text:p text:style-name="P25"><text:soft-page-break/><text:span text:style-name="T4">Leitfrage:</text:span><text:span text:style-name="T2"> Warum hat Django so viele Dateien (z.B. settings.py, urls.py, manage.py) automatisch erstellt, während Sie bei Flask fast alles selbst anlegen mussten?</text:span></text:p>
            </text:list-item>
            <text:list-item>
              <text:p text:style-name="P27"><text:span text:style-name="T4">Leitfrage:</text:span><text:span text:style-name="T2"> Welche Vor- und Nachteile sehen Sie basierend auf Ihrer Erfahrung bei dieser Übung? (Beziehen Sie sich dabei gern auf die Aspekte "Lernkurve" und "Flexibilität" aus dem IONOS-Text ).</text:span></text:p>
            </text:list-item>
          </text:list>
        </text:list-item>
      </text:list>
      <text:p text:style-name="P28"><draw:rect text:anchor-type="as-char" style:rel-width="100%" draw:z-index="3" draw:style-name="gr2" draw:text-style-name="P34" svg:width="0.0012in" svg:height="0.0213in"><text:p/></draw:rect><text:span text:style-name="T3">Tipp:</text:span><text:span text:style-name="T2"> Achten Sie bei Django besonders auf die korrekte Ordnerstruktur bei den Templates, dies ist eine häufige Fehlerquelle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4" style:display-name="ListLabel 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5" style:display-name="ListLabel 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6" style:display-name="ListLabel 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7" style:display-name="ListLabel 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8" style:display-name="ListLabel 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9" style:display-name="ListLabel 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0" style:display-name="ListLabel 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2" style:display-name="ListLabel 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3" style:display-name="ListLabel 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4" style:display-name="ListLabel 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5" style:display-name="ListLabel 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6" style:display-name="ListLabel 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7" style:display-name="ListLabel 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8" style:display-name="ListLabel 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9" style:display-name="ListLabel 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1" style:display-name="ListLabel 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3" style:display-name="ListLabel 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3335in"/>
        </style:list-level-properties>
      </text:list-level-style-number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0.6146in"/>
        </style:list-level-properties>
        <style:text-properties style:font-name="Arial1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3335in"/>
        </style:list-level-properties>
      </text:list-level-style-number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0.6146in"/>
        </style:list-level-properties>
        <style:text-properties style:font-name="Arial1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5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6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6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3335in"/>
        </style:list-level-properties>
      </text:list-level-style-number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0.6146in"/>
        </style:list-level-properties>
        <style:text-properties style:font-name="Arial1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6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6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7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3335in"/>
        </style:list-level-properties>
      </text:list-level-style-number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0.6146in"/>
        </style:list-level-properties>
        <style:text-properties style:font-name="Arial1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7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7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3335in"/>
        </style:list-level-properties>
      </text:list-level-style-number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0.6146in"/>
        </style:list-level-properties>
        <style:text-properties style:font-name="Arial1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8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8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8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4" meta:word-count="589" meta:character-count="4028" meta:non-whitespace-character-count="3522"/>
    <meta:generator>LibreOfficeDev/6.0.5.2$Linux_X86_64 LibreOffice_project/</meta:generator>
  </office:meta>
</office:document-meta>
</file>